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44.914cm" style:use-optimal-column-width="false"/>
    </style:style>
    <style:style style:name="co2" style:family="table-column">
      <style:table-column-properties style:column-width="42.801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vertical-align="middle"/>
      <style:paragraph-properties fo:text-align="justify" style:text-autospace="none"/>
      <style:text-properties style:font-name="Alvi Nastaleeq" fo:font-size="200pt" style:font-name-asian="F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/>
      <style:paragraph-properties fo:text-align="justify" style:text-autospace="none"/>
      <style:text-properties style:font-name="Alvi Nastaleeq" fo:font-size="200pt" style:font-name-asian="F" style:font-size-asian="200pt" style:font-name-complex="Alvi Nastaleeq" style:font-size-complex="200pt"/>
    </style:style>
    <style:style style:name="ce3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7.714cm" svg:height="133.03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پاس آ سکیں گے پھر نہ غم<text:line-break/>نادِ علی پڑھتے رہو</text:p>
              </table:table-cell>
              <table:table-cell>
                <text:p text:style-name="P1">ہے مشورہ اے محترم<text:line-break/>نادِ علی پڑھتے رہو</text:p>
              </table:table-cell>
            </table:table-row>
            <table:table-row table:style-name="ro2" table:default-cell-style-name="ce1">
              <table:table-cell>
                <text:p text:style-name="P1">کشتی گری جب نوحؑ کی<text:line-break/>ہاتف نے یوں آواز دی<text:line-break/>طوفان جائے گا یہ تھم<text:line-break/>نادِ علی پڑھتے رہو</text:p>
              </table:table-cell>
              <table:table-cell>
                <text:p text:style-name="P1">کیسی بھی ہو مشکل گھڑی<text:line-break/>سر پہ مصیبت ہو کڑی<text:line-break/>ٹل جائیں گے رنج و الم<text:line-break/>نادِ علی پڑھتے رہو</text:p>
              </table:table-cell>
            </table:table-row>
            <table:table-row table:style-name="ro2" table:default-cell-style-name="ce1">
              <table:table-cell>
                <text:p text:style-name="P1">تربت سے ہم ڈرتے نہیں<text:line-break/>جنت طلب کرتے نہیں<text:line-break/>پڑھتے ہوئے نکلے یہ دم<text:line-break/>نادِ علی پڑھتے رہو</text:p>
              </table:table-cell>
              <table:table-cell>
                <text:p text:style-name="P1">جب معرکه خیبر کا تھا<text:line-break/>احمدؐ سے خالق نے کہا<text:line-break/>پہنچیں گے حیدر ایک دم<text:line-break/>نادِ علی پڑھتے رہو</text:p>
              </table:table-cell>
            </table:table-row>
            <table:table-row table:style-name="ro2">
              <table:table-cell table:style-name="ce2" table:number-columns-spanned="2">
                <text:p text:style-name="P2">ذکرِ علی عبادت تیری<text:line-break/>بن جائے اک عادت تیری<text:line-break/>یہ زندگی نہ ہو جائے کم<text:line-break/>نادِ علی پڑھتے رہو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87.706cm" fo:page-height="133.0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6:44:01.048675200</meta:creation-date>
    <dc:date>2026-01-21T16:45:40.258354300</dc:date>
    <meta:editing-duration>PT1M39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